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4d42" officeooo:paragraph-rsid="00054d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.Ecrire juste on passe au joueur suivant</text:p>
      <text:p text:style-name="P1"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08:54:09.514785163</meta:creation-date>
    <dc:date>2025-03-04T08:59:37.833412738</dc:date>
    <meta:editing-duration>PT5M29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8" meta:character-count="41" meta:non-whitespace-character-count="35"/>
  </office:meta>
</office:document-meta>
</file>